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22222" draw:fill-color="#eeeeee" draw:textarea-horizontal-align="justify" draw:textarea-vertical-align="top" draw:auto-grow-height="false" fo:min-height="3.75cm" fo:min-width="24.5cm"/>
    </style:style>
    <style:style style:name="gr2" style:family="graphic" style:parent-style-name="standard">
      <style:graphic-properties svg:stroke-color="#222222" draw:fill-color="#ffffff" draw:textarea-horizontal-align="justify" draw:textarea-vertical-align="middle" draw:auto-grow-height="false" fo:min-height="1.75cm" fo:min-width="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222222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2222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cm" svg:height="4cm" svg:x="2cm" svg:y="12cm">
          <text:p text:style-name="P1"><text:span text:style-name="T1">Githu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5cm" svg:height="4cm" svg:x="2cm" svg:y="7cm">
          <text:p text:style-name="P1"><text:span text:style-name="T1">CI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5cm" svg:height="4cm" svg:x="2cm" svg:y="2cm">
          <text:p text:style-name="P1"><text:span text:style-name="T1">Loca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5cm" svg:height="2cm" svg:x="3cm" svg:y="3.3cm">
          <text:p text:style-name="P3"><text:span text:style-name="T2">Source Che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2" draw:id="id2" draw:layer="layout" svg:width="4.5cm" svg:height="2cm" svg:x="9cm" svg:y="3.3cm">
          <text:p text:style-name="P3"><text:span text:style-name="T2">Unit Te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3" draw:id="id3" draw:layer="layout" svg:width="4.5cm" svg:height="2cm" svg:x="15cm" svg:y="3.3cm">
          <text:p text:style-name="P3"><text:span text:style-name="T2">UI Te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8" draw:id="id8" draw:layer="layout" svg:width="4.5cm" svg:height="2cm" svg:x="3cm" svg:y="8.3cm">
          <text:p text:style-name="P3"><text:span text:style-name="T2">Browser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7" draw:id="id7" draw:layer="layout" svg:width="4.5cm" svg:height="2cm" svg:x="9cm" svg:y="8.3cm">
          <text:p text:style-name="P3"><text:span text:style-name="T2">UI Te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6" draw:id="id6" draw:layer="layout" svg:width="4.5cm" svg:height="2cm" svg:x="15cm" svg:y="8.3cm">
          <text:p text:style-name="P3"><text:span text:style-name="T2">Unit Te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4" draw:id="id4" draw:layer="layout" svg:width="4.5cm" svg:height="2cm" svg:x="21cm" svg:y="3.3cm">
          <text:p text:style-name="P3"><text:span text:style-name="T2">Push to G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5" draw:id="id5" draw:layer="layout" svg:width="4.5cm" svg:height="2cm" svg:x="21cm" svg:y="8.3cm">
          <text:p text:style-name="P3"><text:span text:style-name="T2">Source Che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9" draw:id="id9" draw:layer="layout" svg:width="4.5cm" svg:height="2cm" svg:x="3.001cm" svg:y="13.301cm">
          <text:p text:style-name="P3"><text:span text:style-name="T2">CI Che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0" draw:id="id10" draw:layer="layout" svg:width="4.5cm" svg:height="2cm" svg:x="9.001cm" svg:y="13.301cm">
          <text:p text:style-name="P3"><text:span text:style-name="T2">Code Revie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1" draw:id="id11" draw:layer="layout" svg:width="4.5cm" svg:height="2cm" svg:x="15.001cm" svg:y="13.301cm">
          <text:p text:style-name="P3"><text:span text:style-name="T2">Quality T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3" draw:id="id13" draw:layer="layout" svg:width="4.5cm" svg:height="2cm" svg:x="12cm" svg:y="18cm">
          <text:p text:style-name="P3"><text:span text:style-name="T2">Mer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2" draw:id="id12" draw:layer="layout" svg:width="4.5cm" svg:height="2cm" svg:x="21cm" svg:y="13.3cm">
          <text:p text:style-name="P3"><text:span text:style-name="T2">Coverage T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7.5cm" svg:y1="4.3cm" svg:x2="9cm" svg:y2="4.3cm" draw:start-shape="id1" draw:start-glue-point="7" draw:end-shape="id2" draw:end-glue-point="5" svg:d="M7500 4300h1500" svg:viewBox="0 0 1501 1">
          <text:p/>
        </draw:connector>
        <draw:connector draw:style-name="gr3" draw:text-style-name="P5" draw:layer="layout" svg:x1="13.5cm" svg:y1="4.3cm" svg:x2="15cm" svg:y2="4.3cm" draw:start-shape="id2" draw:start-glue-point="7" draw:end-shape="id3" draw:end-glue-point="5" svg:d="M13500 4300h1500" svg:viewBox="0 0 1501 1">
          <text:p/>
        </draw:connector>
        <draw:connector draw:style-name="gr3" draw:text-style-name="P5" draw:layer="layout" svg:x1="19.5cm" svg:y1="4.3cm" svg:x2="21cm" svg:y2="4.3cm" draw:start-shape="id3" draw:start-glue-point="7" draw:end-shape="id4" svg:d="M19500 4300h1500" svg:viewBox="0 0 1501 1">
          <text:p/>
        </draw:connector>
        <draw:connector draw:style-name="gr3" draw:text-style-name="P5" draw:layer="layout" svg:x1="23.25cm" svg:y1="5.3cm" svg:x2="23.25cm" svg:y2="8.3cm" draw:start-shape="id4" draw:start-glue-point="6" draw:end-shape="id5" draw:end-glue-point="4" svg:d="M23250 5300v3000" svg:viewBox="0 0 1 3001">
          <text:p/>
        </draw:connector>
        <draw:connector draw:style-name="gr3" draw:text-style-name="P5" draw:layer="layout" svg:x1="21cm" svg:y1="9.3cm" svg:x2="19.5cm" svg:y2="9.3cm" draw:start-shape="id5" draw:start-glue-point="5" draw:end-shape="id6" draw:end-glue-point="7" svg:d="M21000 9300h-1500" svg:viewBox="0 0 1501 1">
          <text:p/>
        </draw:connector>
        <draw:connector draw:style-name="gr3" draw:text-style-name="P5" draw:layer="layout" svg:x1="15cm" svg:y1="9.3cm" svg:x2="13.5cm" svg:y2="9.3cm" draw:start-shape="id6" draw:start-glue-point="5" draw:end-shape="id7" draw:end-glue-point="7" svg:d="M15000 9300h-1500" svg:viewBox="0 0 1501 1">
          <text:p/>
        </draw:connector>
        <draw:connector draw:style-name="gr3" draw:text-style-name="P5" draw:layer="layout" svg:x1="9cm" svg:y1="9.3cm" svg:x2="7.5cm" svg:y2="9.3cm" draw:start-shape="id7" draw:start-glue-point="5" draw:end-shape="id8" draw:end-glue-point="7" svg:d="M9000 9300h-1500" svg:viewBox="0 0 1501 1">
          <text:p/>
        </draw:connector>
        <draw:connector draw:style-name="gr3" draw:text-style-name="P5" draw:layer="layout" svg:x1="5.25cm" svg:y1="10.3cm" svg:x2="5.251cm" svg:y2="13.301cm" draw:start-shape="id8" draw:start-glue-point="6" draw:end-shape="id9" draw:end-glue-point="4" svg:d="M5250 10300v1501h1v1500" svg:viewBox="0 0 2 3002">
          <text:p/>
        </draw:connector>
        <draw:connector draw:style-name="gr3" draw:text-style-name="P5" draw:layer="layout" svg:x1="5.25cm" svg:y1="10.3cm" svg:x2="11.251cm" svg:y2="13.301cm" draw:start-shape="id8" draw:start-glue-point="6" draw:end-shape="id10" draw:end-glue-point="4" svg:d="M5250 10300v1501h6001v1500" svg:viewBox="0 0 6002 3002">
          <text:p/>
        </draw:connector>
        <draw:connector draw:style-name="gr3" draw:text-style-name="P5" draw:layer="layout" svg:x1="5.25cm" svg:y1="10.3cm" svg:x2="17.251cm" svg:y2="13.301cm" draw:start-shape="id8" draw:start-glue-point="6" draw:end-shape="id11" svg:d="M5250 10300v1501h12001v1500" svg:viewBox="0 0 12002 3002">
          <text:p/>
        </draw:connector>
        <draw:connector draw:style-name="gr3" draw:text-style-name="P5" draw:layer="layout" svg:x1="5.25cm" svg:y1="10.3cm" svg:x2="23.25cm" svg:y2="13.3cm" draw:start-shape="id8" draw:start-glue-point="6" draw:end-shape="id12" draw:end-glue-point="4" svg:d="M5250 10300v1501h18000v1499" svg:viewBox="0 0 18001 3001">
          <text:p/>
        </draw:connector>
        <draw:connector draw:style-name="gr3" draw:text-style-name="P5" draw:layer="layout" svg:x1="5.251cm" svg:y1="15.301cm" svg:x2="14.25cm" svg:y2="18cm" draw:start-shape="id9" draw:start-glue-point="6" draw:end-shape="id13" draw:end-glue-point="4" svg:d="M5251 15301v1350h8999v1349" svg:viewBox="0 0 9000 2700">
          <text:p/>
        </draw:connector>
        <draw:connector draw:style-name="gr3" draw:text-style-name="P5" draw:layer="layout" svg:x1="11.251cm" svg:y1="15.301cm" svg:x2="14.25cm" svg:y2="18cm" draw:start-shape="id10" draw:start-glue-point="6" draw:end-shape="id13" draw:end-glue-point="4" svg:d="M11251 15301v1350h2999v1349" svg:viewBox="0 0 3000 2700">
          <text:p/>
        </draw:connector>
        <draw:connector draw:style-name="gr3" draw:text-style-name="P5" draw:layer="layout" svg:x1="17.251cm" svg:y1="15.301cm" svg:x2="14.25cm" svg:y2="18cm" draw:start-shape="id11" draw:start-glue-point="6" draw:end-shape="id13" draw:end-glue-point="4" svg:d="M17251 15301v1350h-3001v1349" svg:viewBox="0 0 3002 2700">
          <text:p/>
        </draw:connector>
        <draw:connector draw:style-name="gr3" draw:text-style-name="P5" draw:layer="layout" svg:x1="23.25cm" svg:y1="15.3cm" svg:x2="14.25cm" svg:y2="18cm" draw:start-shape="id12" draw:start-glue-point="6" draw:end-shape="id13" draw:end-glue-point="4" svg:d="M23250 15300v1351h-9000v1349" svg:viewBox="0 0 9001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1T22:54:34.450659561</meta:creation-date>
    <dc:date>2018-12-01T23:10:31.290018960</dc:date>
    <meta:editing-duration>PT4M56S</meta:editing-duration>
    <meta:editing-cycles>1</meta:editing-cycles>
    <meta:document-statistic meta:object-count="31"/>
    <meta:generator>LibreOffice/5.4.0.3$MacOSX_X86_64 LibreOffice_project/7556cbc6811c9d992f4064ab9287069087d7f62c</meta:generator>
  </office:meta>
</office:document-meta>
</file>